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9" calcext:value-type="float">
            <text:p>1129</text:p>
          </table:table-cell>
          <table:table-cell table:style-name="ce7" table:formula="of:=COUNTIF([.B7:.B1000000];&quot;X&quot;)" office:value-type="float" office:value="973" calcext:value-type="float">
            <text:p>973</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195" calcext:value-type="float">
            <text:p>11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Porém, sofri um acidente, rompi totalmente o tendão de Aquiles no vôlei com a turm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sofri o acidente.</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11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4">00/00/0000</text:date>, <text:time style:data-style-name="N2" text:time-value="20:57:28.8030250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4T20:58:27.878241449</dc:date>
    <meta:editing-duration>P1DT6H44M11S</meta:editing-duration>
    <meta:editing-cycles>1133</meta:editing-cycles>
    <meta:document-statistic meta:table-count="1" meta:cell-count="6803" meta:object-count="0"/>
  </office:meta>
</office:document-meta>
</file>